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 style:data-style-name="N3"/>
    <style:style style:name="ce2" style:family="table-cell" style:parent-style-name="Default" style:data-style-name="N11"/>
    <style:style style:name="ce12" style:family="table-cell" style:parent-style-name="Default" style:data-style-name="N4"/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TC700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0" calcext:value-type="float">
            <text:p>2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0.2" calcext:value-type="float">
            <text:p>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05" calcext:value-type="percentage">
            <text:p>0.5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95" calcext:value-type="percentage">
            <text:p>99.5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50000" calcext:value-type="float">
            <text:p>50,000.00</text:p>
          </table:table-cell>
          <table:table-cell office:value-type="string" calcext:value-type="string">
            <text:p>hz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sns</text:p>
          </table:table-cell>
          <table:table-cell table:formula="of:=[.B15]/[.B16]" office:value-type="float" office:value="1" calcext:value-type="float">
            <text:p>1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Rsns Dissipation</text:p>
          </table:table-cell>
          <table:table-cell table:formula="of:=[.B16]^2*[.B17]" office:value-type="float" office:value="400" calcext:value-type="float">
            <text:p>400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Rds On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Ploss</text:p>
          </table:table-cell>
          <table:table-cell table:formula="of:=[.B16]^2*[.B19]" office:value-type="float" office:value="460" calcext:value-type="float">
            <text:p>460</text:p>
          </table:table-cell>
          <table:table-cell office:value-type="string" calcext:value-type="string">
            <text:p>mW</text:p>
          </table:table-cell>
        </table:table-row>
      </table:table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  <table:table-cell/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  <table:table-cell/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With Totem Circ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8:.B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20])*1000000" office:value-type="float" office:value="1666.66666666667" calcext:value-type="float">
            <text:p>1,666.6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</table:table>
      <table:table table:name="MIC5014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urn 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1]+[.B2]" office:value-type="float" office:value="20" calcext:value-type="float">
            <text:p>2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3])*1000000" office:value-type="float" office:value="50000" calcext:value-type="float">
            <text:p>50,000.00</text:p>
          </table:table-cell>
          <table:table-cell office:value-type="string" calcext:value-type="string">
            <text:p>hz</text:p>
          </table:table-cell>
        </table:table-row>
      </table:table>
      <table:table table:name="LM74502H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1000" calcext:value-type="float">
            <text:p>1000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c</text:p>
          </table:table-cell>
          <table:table-cell office:value-type="string" calcext:value-type="string">
            <text:p>measured ok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sec</text:p>
          </table:table-cell>
          <table:table-cell office:value-type="string" calcext:value-type="string">
            <text:p>measured ok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7.5" calcext:value-type="float">
            <text:p>8</text:p>
          </table:table-cell>
          <table:table-cell office:value-type="string" calcext:value-type="string">
            <text:p>usec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07" calcext:value-type="percentage">
            <text:p>0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995" calcext:value-type="percentage">
            <text:p>99.95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1333.33333333333" calcext:value-type="float">
            <text:p>1,333.33</text:p>
          </table:table-cell>
          <table:table-cell office:value-type="string" calcext:value-type="string">
            <text:p>hz</text:p>
          </table:table-cell>
          <table:table-cell/>
        </table:table-row>
      </table:table>
      <table:table table:name="VN5E025AJ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200" calcext:value-type="float">
            <text:p>20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55" calcext:value-type="float">
            <text:p>55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75" calcext:value-type="percentage">
            <text:p>7.5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8" calcext:value-type="percentage">
            <text:p>80.0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181.818181818182" calcext:value-type="float">
            <text:p>181.82</text:p>
          </table:table-cell>
          <table:table-cell office:value-type="string" calcext:value-type="string">
            <text:p>hz</text:p>
          </table:table-cell>
        </table:table-row>
      </table:table>
      <table:table table:name="TPS1HB08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formula="of:=1000000/[.B1]" office:value-type="float" office:value="1000" calcext:value-type="float">
            <text:p>100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3]+[.B4]" office:value-type="float" office:value="188" calcext:value-type="float">
            <text:p>188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min duty cycle</text:p>
          </table:table-cell>
          <table:table-cell table:style-name="ce2" table:formula="of:=[.B3]/[.B2]" office:value-type="percentage" office:value="0.094" calcext:value-type="percentage">
            <text:p>9.40%</text:p>
          </table:table-cell>
          <table:table-cell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2" table:formula="of:=1-([.B4]/[.B2])" office:value-type="percentage" office:value="0.906" calcext:value-type="percentage">
            <text:p>90.60%</text:p>
          </table:table-cell>
          <table:table-cell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5]*100)*1000000" office:value-type="float" office:value="53.1914893617021" calcext:value-type="float">
            <text:p>53.19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22:19:21.6229971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28T16:47:31.367590077</meta:creation-date>
    <dc:date>2025-11-01T16:28:24.651080512</dc:date>
    <meta:editing-duration>P4DT14H46M14S</meta:editing-duration>
    <meta:editing-cycles>21</meta:editing-cycles>
    <meta:generator>LibreOffice/7.2.2.2$MacOSX_X86_64 LibreOffice_project/02b2acce88a210515b4a5bb2e46cbfb63fe97d56</meta:generator>
    <meta:document-statistic meta:table-count="6" meta:cell-count="164" meta:object-count="0"/>
  </office:meta>
</office:document-meta>
</file>